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1ce8"/>
    </style:style>
    <style:style style:name="P2" style:family="paragraph" style:parent-style-name="Standard">
      <style:text-properties officeooo:paragraph-rsid="00059da9"/>
    </style:style>
    <style:style style:name="T1" style:family="text">
      <style:text-properties officeooo:rsid="00051ce8"/>
    </style:style>
    <style:style style:name="T2" style:family="text">
      <style:text-properties officeooo:rsid="00059d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Dans quel élément HTML place-t-on le JavaScript ?</text:p>
      <text:p text:style-name="P1"><text:span text:style-name="T1">2. </text:span>What is the correct JavaScript syntax to change the content of the HTML element below?<text:line-break/>&lt;p id="demo"&gt;This is a demonstration.&lt;/p&gt;</text:p>
      <text:p text:style-name="P1"><text:span text:style-name="T1">3. </text:span>Where is the correct place to insert a JavaScript?</text:p>
      <text:p text:style-name="P1"><text:span text:style-name="T1">4. </text:span>What is the correct syntax for referring to an external script called "xxx.js"?</text:p>
      <text:p text:style-name="P1"><text:span text:style-name="T1">5. </text:span>The external JavaScript file must contain the &lt;script&gt; tag.</text:p>
      <text:p text:style-name="P1"><text:span text:style-name="T1">6. </text:span>How do you write "Hello World" in an alert box?</text:p>
      <text:p text:style-name="P1"><text:span text:style-name="T1">7. </text:span>How do you create a function in JavaScript?</text:p>
      <text:p text:style-name="P2"><text:span text:style-name="T2">8. </text:span>How do you call a function named "myFunction"?</text:p>
      <text:p text:style-name="P2"><text:span text:style-name="T2">9. </text:span>How to write an IF statement in JavaScript?</text:p>
      <text:p text:style-name="P2"><text:span text:style-name="T2">10. </text:span>How to write an IF statement for executing some code if "i" is NOT equal to 5?</text:p>
      <text:p text:style-name="P2"><text:span text:style-name="T2">11. </text:span>How does a WHILE loop start?</text:p>
      <text:p text:style-name="P2"><text:span text:style-name="T2">12. </text:span>How does a FOR loop start?</text:p>
      <text:p text:style-name="P2"><text:span text:style-name="T2">12. </text:span>How can you add a comment in a JavaScript?</text:p>
      <text:p text:style-name="P2"><text:span text:style-name="T2">13. </text:span>How to insert a comment that has more than one line?</text:p>
      <text:p text:style-name="P2"><text:span text:style-name="T2">14. </text:span>What is the correct way to write a JavaScript array?</text:p>
      <text:p text:style-name="P2"><text:span text:style-name="T2">15. </text:span>How do you round the number 7.25, to the nearest integer?</text:p>
      <text:p text:style-name="P2"><text:span text:style-name="T2">16. </text:span>How do you find the number with the highest value of x and y?</text:p>
      <text:p text:style-name="P2"><text:span text:style-name="T2">17. </text:span>What is the correct JavaScript syntax for opening a new window called "w2" ?</text:p>
      <text:p text:style-name="P2"><text:span text:style-name="T2">18. </text:span>JavaScript is the same as Java.</text:p>
      <text:p text:style-name="P2"><text:span text:style-name="T2">19. </text:span>How can you detect the client's browser name?</text:p>
      <text:p text:style-name="P2"><text:span text:style-name="T2">20. </text:span>Which event occurs when the user clicks on an HTML element?</text:p>
      <text:p text:style-name="P2"><text:span text:style-name="T2">21. </text:span>How do you declare a JavaScript variable?</text:p>
      <text:p text:style-name="P2"><text:span text:style-name="T2">22. </text:span>Which operator is used to assign a value to a variable?</text:p>
      <text:p text:style-name="P2"><text:span text:style-name="T2">23. </text:span>What will the following code return: Boolean(10 &gt; 9)</text:p>
      <text:p text:style-name="P2"><text:span text:style-name="T2">24. </text:span>Is JavaScript case-sensitive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3:02:20.491914737</meta:creation-date>
    <meta:generator>LibreOffice/6.4.7.2$Linux_X86_64 LibreOffice_project/40$Build-2</meta:generator>
    <dc:date>2022-05-26T18:06:23.513505488</dc:date>
    <meta:editing-duration>PT4H43M13S</meta:editing-duration>
    <meta:editing-cycles>1</meta:editing-cycles>
    <meta:document-statistic meta:table-count="0" meta:image-count="0" meta:object-count="0" meta:page-count="1" meta:paragraph-count="25" meta:word-count="271" meta:character-count="1419" meta:non-whitespace-character-count="1173"/>
  </office:meta>
</office:document-meta>
</file>